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1cfd" officeooo:paragraph-rsid="001d1cfd"/>
    </style:style>
    <style:style style:name="P2" style:family="paragraph" style:parent-style-name="Standard">
      <style:text-properties officeooo:rsid="001d1cfd" officeooo:paragraph-rsid="001dd706"/>
    </style:style>
    <style:style style:name="T1" style:family="text">
      <style:text-properties fo:language="de" fo:country="DE"/>
    </style:style>
    <style:style style:name="T2" style:family="text">
      <style:text-properties officeooo:rsid="001dd7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zit Fabian</text:p>
      <text:p text:style-name="P1"/>
      <text:p text:style-name="P1">Die gesundheitlichen Schäden während des Krieges sowie die Nachkriegsschäden des zweiten Golfkrieges waren extrem gross sowohl auf der irakischen Seite aber auch bei der Koalition. Für die Amerikaner bedeutet dies im Klartext, dass auch bei Ihnen das Golfkriegssyndrom bei den Veteranen auftrat. Dies hatte für die betroffenen psychische aber auch physische Folgen, welche meist <text:span text:style-name="T2">irreparabel</text:span> waren und immer noch sind. </text:p>
      <text:p text:style-name="P1"/>
      <text:p text:style-name="P1">Die Folgen bei den Betroffenen sind sehr verschieden, ähneln jedoch den Symptomen, welche die Soldaten des ersten Weltkrieges erlitten haben. Zum ersten Mal nach den beiden Weltkriegen konnte eine schwerwiegende Veränderung der Psyche festgestellt werden. </text:p>
      <text:p text:style-name="P1"/>
      <text:p text:style-name="P2">Symptome für die Betroffenen sind folgende: <text:s/><text:span text:style-name="T1">Konzentrationsstörungen, Leistungsabfall, Durchfall, Hautausschläge, Muskel-, Gelenk- und Kopfschmerzen, plötzliche Schweißausbrüche, Erschöpfungszustände, Schwindel, Ohnmachtsanfälle, Schlaflosigkeit und extreme Stimmungsschwankungen</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22:08:54.521000000</meta:creation-date>
    <dc:date>2018-11-20T22:42:56.821000000</dc:date>
    <meta:editing-duration>PT9M5S</meta:editing-duration>
    <meta:editing-cycles>1</meta:editing-cycles>
    <meta:document-statistic meta:table-count="0" meta:image-count="0" meta:object-count="0" meta:page-count="1" meta:paragraph-count="4" meta:word-count="120" meta:character-count="965" meta:non-whitespace-character-count="846"/>
    <meta:generator>LibreOffice/6.1.3.2$Windows_X86_64 LibreOffice_project/86daf60bf00efa86ad547e59e09d6bb77c699acb</meta:generator>
  </office:meta>
</office:document-meta>
</file>